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1cm"/>
    </style:style>
    <style:style style:name="co2" style:family="table-column">
      <style:table-column-properties fo:break-before="auto" style:column-width="7.692cm"/>
    </style:style>
    <style:style style:name="co3" style:family="table-column">
      <style:table-column-properties fo:break-before="auto" style:column-width="10.303cm"/>
    </style:style>
    <style:style style:name="co4" style:family="table-column">
      <style:table-column-properties fo:break-before="auto" style:column-width="8.292cm"/>
    </style:style>
    <style:style style:name="co5" style:family="table-column">
      <style:table-column-properties fo:break-before="auto" style:column-width="7.728cm"/>
    </style:style>
    <style:style style:name="co6" style:family="table-column">
      <style:table-column-properties fo:break-before="auto" style:column-width="12.137cm"/>
    </style:style>
    <style:style style:name="co7" style:family="table-column">
      <style:table-column-properties fo:break-before="auto" style:column-width="6.316cm"/>
    </style:style>
    <style:style style:name="co8" style:family="table-column">
      <style:table-column-properties fo:break-before="auto" style:column-width="2.822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3.334cm" fo:break-before="auto" style:use-optimal-row-height="false"/>
    </style:style>
    <style:style style:name="ro3" style:family="table-row">
      <style:table-row-properties style:row-height="3.572cm" fo:break-before="auto" style:use-optimal-row-height="false"/>
    </style:style>
    <style:style style:name="ro4" style:family="table-row">
      <style:table-row-properties style:row-height="2.858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88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style:font-name-complex="Calibri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BO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BO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Actual</text:p>
          </table:table-cell>
          <table:table-cell table:style-name="ce1" office:value-type="string" calcext:value-type="string">
            <text:p>Priorida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ebCalculadora001</text:p>
          </table:table-cell>
          <table:table-cell table:style-name="ce2" office:value-type="string" calcext:value-type="string">
            <text:p>Funcionalidad de botón "+"</text:p>
          </table:table-cell>
          <table:table-cell table:style-name="ce2" office:value-type="string" calcext:value-type="string">
            <text:p>Suma 2 Números enteros</text:p>
          </table:table-cell>
          <table:table-cell table:style-name="ce2" office:value-type="string" calcext:value-type="string">
            <text:p>rellenar el formulario "a" y "b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a-&gt;3" y "b→7" </text:p>
            <text:p>3) clickear "+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+"</text:p>
            <text:p>3) Mostrara "<text:span text:style-name="T3">Resultado: 10</text:span><text:span text:style-name="T4">"</text:span>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ebCalculadora002</text:p>
          </table:table-cell>
          <table:table-cell table:style-name="ce2" office:value-type="string" calcext:value-type="string">
            <text:p>Funcionalidad de botón "-"</text:p>
          </table:table-cell>
          <table:table-cell table:style-name="ce2" office:value-type="string" calcext:value-type="string">
            <text:p>Resta 2 Números enteros</text:p>
          </table:table-cell>
          <table:table-cell table:style-name="ce2" office:value-type="string" calcext:value-type="string">
            <text:p>rellenar el formulario "a" y "b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a-&gt;-13" y "b→5" </text:p>
            <text:p>3) clickear "-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-"</text:p>
            <text:p>3) Mostrara "<text:span text:style-name="T3">Resultado: 8</text:span><text:span text:style-name="T4">"</text:span>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WebCalculadora003</text:p>
          </table:table-cell>
          <table:table-cell table:style-name="ce2" office:value-type="string" calcext:value-type="string">
            <text:p>Funcionalidad de botón "*"</text:p>
          </table:table-cell>
          <table:table-cell table:style-name="ce2" office:value-type="string" calcext:value-type="string">
            <text:p>Multiplica 2 Números enteros</text:p>
          </table:table-cell>
          <table:table-cell table:style-name="ce2" office:value-type="string" calcext:value-type="string">
            <text:p>rellenar el formulario "a" y "b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a-&gt;-1" y "b→5" </text:p>
            <text:p>3) clickear "-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*"</text:p>
            <text:p>3) Mostrara "<text:span text:style-name="T3">Resultado: 5</text:span><text:span text:style-name="T4">"</text:span>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WebCalculadora004</text:p>
          </table:table-cell>
          <table:table-cell table:style-name="ce2" office:value-type="string" calcext:value-type="string">
            <text:p>Funcionalidad de botón "/"</text:p>
          </table:table-cell>
          <table:table-cell table:style-name="ce2" office:value-type="string" calcext:value-type="string">
            <text:p>Divide 2 Números enteros.</text:p>
          </table:table-cell>
          <table:table-cell table:style-name="ce2" office:value-type="string" calcext:value-type="string">
            <text:p>rellenar el formulario "a" y "b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a-&gt;-2" y "b→5" </text:p>
            <text:p>3) clickear "-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/"</text:p>
            <text:p>3) Mostrara "<text:span text:style-name="T3">Resultado: 0.4</text:span><text:span text:style-name="T4">"</text:span></text:p>
          </table:table-cell>
          <table:table-cell table:style-name="ce4" office:value-type="string" calcext:value-type="string">
            <text:p>0.4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WebCalculadora005</text:p>
          </table:table-cell>
          <table:table-cell table:style-name="ce2" office:value-type="string" calcext:value-type="string">
            <text:p>Funcionalidad de botón "fib"</text:p>
          </table:table-cell>
          <table:table-cell table:style-name="ce2" office:value-type="string" calcext:value-type="string">
            <text:p>Fibonacci de un número.</text:p>
          </table:table-cell>
          <table:table-cell table:style-name="ce2" office:value-type="string" calcext:value-type="string">
            <text:p>rellenar el formulario "c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c→-9"</text:p>
            <text:p>3) clickear "-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+"</text:p>
            <text:p>3) Mostrara "<text:span text:style-name="T3">Resultado: 34</text:span><text:span text:style-name="T4">"</text:span>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WebCalculadora006</text:p>
          </table:table-cell>
          <table:table-cell table:style-name="ce2" office:value-type="string" calcext:value-type="string">
            <text:p>Funcionalidad de botón "^"</text:p>
          </table:table-cell>
          <table:table-cell table:style-name="ce2" office:value-type="string" calcext:value-type="string">
            <text:p>Cuadrado de un número</text:p>
          </table:table-cell>
          <table:table-cell table:style-name="ce2" office:value-type="string" calcext:value-type="string">
            <text:p>rellenar el formulario "c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c→-3</text:p>
            <text:p>3) clickear "-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+"</text:p>
            <text:p>3) Mostrara "<text:span text:style-name="T3">Resultado: 9</text:span><text:span text:style-name="T4">"</text:span>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WebCalculadora007</text:p>
          </table:table-cell>
          <table:table-cell table:style-name="ce2" office:value-type="string" calcext:value-type="string">
            <text:p><text:span text:style-name="T1">Funcionalidad de botón "</text:span><text:span text:style-name="T2">√</text:span>"</text:p>
          </table:table-cell>
          <table:table-cell table:style-name="ce3" office:value-type="string" calcext:value-type="string">
            <text:p>Raíz cuadrada de un número.</text:p>
          </table:table-cell>
          <table:table-cell table:style-name="ce2" office:value-type="string" calcext:value-type="string">
            <text:p>rellenar el formulario "c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c→-3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+"</text:p>
            <text:p>3) Mostrara "<text:span text:style-name="T3">Resultado: 1.7320508075688772</text:span><text:span text:style-name="T4">"</text:span></text:p>
          </table:table-cell>
          <table:table-cell table:style-name="ce4" office:value-type="string" calcext:value-type="string">
            <text:p>1.7320508075688772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WebCalculadora008</text:p>
          </table:table-cell>
          <table:table-cell table:style-name="ce2" office:value-type="string" calcext:value-type="string">
            <text:p>Funcionalidad de botón "!"</text:p>
          </table:table-cell>
          <table:table-cell table:style-name="ce2" office:value-type="string" calcext:value-type="string">
            <text:p>Factorial de un número</text:p>
          </table:table-cell>
          <table:table-cell table:style-name="ce2" office:value-type="string" calcext:value-type="string">
            <text:p>rellenar el formulario "c"</text:p>
          </table:table-cell>
          <table:table-cell table:style-name="ce4" office:value-type="string" calcext:value-type="string">
            <text:p/>
            <text:p>1) Ingresar a la pagina Calculadora.html</text:p>
            <text:p>2) rellenar el formulario "c→-3</text:p>
            <text:p>3) clickear "-"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+"</text:p>
            <text:p>3) Mostrara "<text:span text:style-name="T3">Resultado: 6</text:span><text:span text:style-name="T4">"</text:span>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WebCalculadora009</text:p>
          </table:table-cell>
          <table:table-cell table:style-name="ce2" office:value-type="string" calcext:value-type="string">
            <text:p>Funcionalidad de botón "C"</text:p>
          </table:table-cell>
          <table:table-cell table:style-name="ce2" office:value-type="string" calcext:value-type="string">
            <text:p>Clear simple cambia los valores a y b a 0</text:p>
          </table:table-cell>
          <table:table-cell table:style-name="ce2"/>
          <table:table-cell table:style-name="ce4" office:value-type="string" calcext:value-type="string">
            <text:p/>
            <text:p><text:span text:style-name="T1"/></text:p>
            <text:p><text:span text:style-name="T1">1) Ingresar a la pagina Calculadora.html</text:span></text:p>
            <text:p><text:span text:style-name="T1">2) clickear "C"</text:span></text:p>
          </table:table-cell>
          <table:table-cell table:style-name="ce4" office:value-type="string" calcext:value-type="string">
            <text:p>1) La pagina de Calculadora es mostrada.</text:p>
            <text:p>2)  En la parte central derecha se observan los botones donde escogemos "C" de la primera fila</text:p>
            <text:p>3) Mostrara limpias las cajas de entrada</text:p>
          </table:table-cell>
          <table:table-cell table:style-name="ce4"/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8">
          <table:table-cell table:style-name="ce2" office:value-type="string" calcext:value-type="string">
            <text:p>WebCalculadora010</text:p>
          </table:table-cell>
          <table:table-cell table:style-name="ce2" office:value-type="string" calcext:value-type="string">
            <text:p>Funcionalidad de botón "C"</text:p>
          </table:table-cell>
          <table:table-cell table:style-name="ce2" office:value-type="string" calcext:value-type="string">
            <text:p>Clear advanced cambia los valores a y b a 0</text:p>
          </table:table-cell>
          <table:table-cell table:style-name="ce2"/>
          <table:table-cell table:style-name="ce4" office:value-type="string" calcext:value-type="string">
            <text:p/>
            <text:p>1) Ingresar a la pagina Calculadora.html</text:p>
            <text:p>2) clickear "C"</text:p>
          </table:table-cell>
          <table:table-cell table:style-name="ce4" office:value-type="string" calcext:value-type="string">
            <text:p>1) La pagina de Calculadora es mostrada.</text:p>
            <text:p><text:span text:style-name="T1">2)  En la parte central derecha se observan los botones donde </text:span><text:span text:style-name="T2">escogemos "C" de la segunda fila</text:span></text:p>
            <text:p><text:span text:style-name="T1">3) Mostrara limpias las cajas de entrada</text:span></text:p>
          </table:table-cell>
          <table:table-cell table:style-name="ce4"/>
          <table:table-cell table:style-name="ce2" office:value-type="string" calcext:value-type="string">
            <text:p>Alta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4"/>
          <table:table-cell/>
          <table:table-cell table:style-name="ce2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3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b </number:text>
      <number:number number:decimal-places="0" loext:min-decimal-places="0" number:min-integer-digits="1" number:grouping="true"/>
      <number:text> </number:text>
    </number:number-style>
    <number:number-style style:name="N105"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b 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b </number:text>
      <number:number number:decimal-places="2" loext:min-decimal-places="2" number:min-integer-digits="1" number:grouping="true"/>
      <number:text> </number:text>
    </number:number-style>
    <number:number-style style:name="N107"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b </number:text>
      <number:number number:decimal-places="2" loext:min-decimal-places="2" number:min-integer-digits="1" number:grouping="true"/>
      <number:text> </number:text>
    </number:number-style>
    <number:number-style style:name="N108">
      <style:text-properties fo:color="#ff0000"/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date-style style:name="N109">
      <number:day number:style="long"/>
      <number:text>/</number:text>
      <number:month number:style="long"/>
      <number:text>/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$b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$b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$b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$b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b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b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lvio</meta:initial-creator>
    <meta:creation-date>2015-05-29T23:52:55</meta:creation-date>
    <dc:date>2022-05-21T19:27:21.079477949</dc:date>
    <meta:generator>LibreOffice/6.4.7.2$Linux_X86_64 LibreOffice_project/40$Build-2</meta:generator>
    <meta:editing-duration>PT1M40S</meta:editing-duration>
    <meta:editing-cycles>1</meta:editing-cycles>
    <meta:document-statistic meta:table-count="3" meta:cell-count="84" meta:object-count="0"/>
    <meta:user-defined meta:name="AppVersion">16.0300</meta:user-defined>
    <meta:user-defined meta:name="ContentTypeId">0x010100E82CC22673165641B9A37BEF9BD87718</meta:user-defined>
  </office:meta>
</office:document-meta>
</file>